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/>
    <style:font-face style:name="OpenSymbol" svg:font-family="OpenSymbol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Times New Roman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orizontal_20_Line">
      <style:paragraph-properties fo:margin-top="0.0201in" fo:margin-bottom="0.0201in"/>
      <style:text-properties style:font-name="Courier1" fo:font-size="10pt" style:font-size-asian="10pt" style:font-size-complex="10pt"/>
    </style:style>
    <style:style style:name="P5" style:family="paragraph" style:parent-style-name="Standard">
      <style:paragraph-properties fo:margin-top="0.0201in" fo:margin-bottom="0.0201in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fo:color="#000000"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 style:master-page-name="">
      <style:paragraph-properties fo:margin-top="0.0201in" fo:margin-bottom="0.0201in" style:page-number="auto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 style:list-style-name="L1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0" style:family="paragraph" style:parent-style-name="Standard" style:list-style-name="L2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</style:style>
    <style:style style:name="P11" style:family="paragraph" style:parent-style-name="Standard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</style:style>
    <style:style style:name="P12" style:family="paragraph" style:parent-style-name="Standard" style:list-style-name="L6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</style:style>
    <style:style style:name="P13" style:family="paragraph" style:parent-style-name="Standard" style:list-style-name="L2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fo:color="#000000"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fo:color="#000000"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fo:color="#000000" style:font-name="Courier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Standard" style:list-style-name="L2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 style:list-style-name="L6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fo:color="#80808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9pt" fo:font-weight="normal" style:font-size-asian="9pt" style:font-weight-asian="normal" style:font-size-complex="9pt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7">Date &amp; Time: <text:span text:style-name="T1">02/19/2013</text:span></text:p>
      <text:p text:style-name="P5">Location: <text:span text:style-name="T1">Home</text:span></text:p>
      <text:p text:style-name="P5">Computing context: <text:span text:style-name="T1">Macho Mac</text:span></text:p>
      <text:p text:style-name="P4"/>
      <text:p text:style-name="P8">Continuing from last time:</text:p>
      <text:list xml:id="list1847203973" text:style-name="L1">
        <text:list-item>
          <text:list>
            <text:list-item>
              <text:list>
                <text:list-item>
                  <text:list>
                    <text:list-header>
                      <text:p text:style-name="P9"/>
                    </text:list-header>
                  </text:list>
                </text:list-item>
              </text:list>
            </text:list-item>
          </text:list>
        </text:list-item>
      </text:list>
      <text:list xml:id="list2174497575" text:style-name="L2">
        <text:list-item>
          <text:p text:style-name="P10"><text:span text:style-name="T2">Fixing the G2J problem is not optional.</text:span><text:span text:style-name="T3"> </text:span></text:p>
        </text:list-item>
        <text:list-item>
          <text:p text:style-name="P13">Created eos_tables/rho_test_9.txt with 15 decimal point precision log(rho) value print-outs from Peter's code. <text:s/>Also, has the same high logP and logT resolution as the rho_test_8.txt table does.</text:p>
        </text:list-item>
        <text:list-item>
          <text:p text:style-name="P13">See improvement in the Helena G2J and rho lookup values relative to Peter's code, but they still do not agree. <text:s/>Need to get their results to agree before moving on.</text:p>
        </text:list-item>
        <text:list-item>
          <text:p text:style-name="P13">Once I get the rho lookups to agree b/w the two codes, check to make sure the rest of the lookup variables are also agreeing.</text:p>
          <text:list>
            <text:list-item>
              <text:p text:style-name="P13">If not, make sure to fix them before moving on.</text:p>
            </text:list-item>
          </text:list>
        </text:list-item>
      </text:list>
      <text:p text:style-name="P6"/>
      <text:list xml:id="list404452279" text:continue-numbering="true" text:style-name="L2">
        <text:list-header>
          <text:p text:style-name="P16"/>
        </text:list-header>
      </text:list>
      <text:p text:style-name="Horizontal_20_Line"/>
      <text:p text:style-name="P15">Today's work:</text:p>
      <text:p text:style-name="P11">Need to figure out why the rho lookup procedures are returning different values for the same inputs in the two different codes. <text:s/>To do this:</text:p>
      <text:list xml:id="list1885434381" text:style-name="L6">
        <text:list-item>
          <text:p text:style-name="P12">Use Peter's code to calculate a small table of rho values for given P, T, and metallicity values. <text:s/></text:p>
          <text:list>
            <text:list-item>
              <text:p text:style-name="P17">See if I can read those tables into python, and perform bilinear interpolation on them.</text:p>
            </text:list-item>
            <text:list-item>
              <text:p text:style-name="P17">Compare the python bilinear interpolation to Helena's bilinear interopolations.</text:p>
            </text:list-item>
          </text:list>
        </text:list-item>
      </text:list>
      <text:p text:style-name="P11">I think the thing to look into is... does Helena return different rho lookup values from eostab vs. from invstate? <text:s/>Could that be what's driving the discrepancy b/w the two codes' rho lookup values?</text:p>
      <text:p text:style-name="P11"/>
      <text:p text:style-name="P11">Further thoughts:</text:p>
      <text:p text:style-name="P11">Increasing the table resolution and the rho-value precision of that table did improve things in Helena, but it didn't get the two codes to agree (yet). <text:s/>Why is that?</text:p>
      <text:p text:style-name="P11"/>
      <text:p text:style-name="P11">Could it have something to do w/ the fact that Peter's code is having to interpolate b/w metallicities, in addition to b/w P and T values? <text:s/></text:p>
      <text:p text:style-name="P11"/>
      <text:p text:style-name="P11">Check the cP and other lookup values against each other b/w the two codes to see whether log vs. linear value lookups are responsible for the differences b/w the two codes. <text:s/>If the cP values always agree, for instance, that would be evidence that this is what's causing the difference b/w the two codes in the rho lookups.</text:p>
      <text:p text:style-name="P11"/>
      <text:p text:style-name="P11">(I am SO SICK of this not working, and of not really understanding why it's not working. <text:s/>Just WORK already, you stupid bilinear interpolation process!)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/>
    <style:font-face style:name="OpenSymbol" svg:font-family="OpenSymbol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ourier" fo:font-size="10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Courier" fo:font-size="12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fo:font-size="10pt"/>
    </style:style>
    <style:style style:name="Caption" style:family="paragraph" style:parent-style-name="Standard" style:class="extra">
      <style:paragraph-properties fo:margin-top="0.0835in" fo:margin-bottom="0.0835in" style:shadow="non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ext" style:family="paragraph" style:parent-style-name="Caption" style:class="extra"/>
    <style:style style:name="Figure" style:family="paragraph" style:parent-style-name="Caption" style:master-page-name="">
      <style:paragraph-properties fo:margin-left="0in" fo:margin-right="0in" fo:text-align="center" style:justify-single-word="false" fo:text-indent="0in" style:auto-text-indent="true" style:page-number="auto" fo:background-color="transparent">
        <style:tab-stops/>
        <style:background-image/>
      </style:paragraph-properties>
      <style:text-properties fo:font-style="norm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Times New Roman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6in" fo:margin-bottom="0.559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opyright: Laurel Ruhlen</text:p>
        <text:p text:style-name="MP2">Lab Notebook</text:p>
      </style:header>
      <style:footer>
        <text:p text:style-name="MP3"><text:page-number text:select-page="current"/> 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18T14:30:02</meta:creation-date>
    <dc:title>Lab Notebook Entry</dc:title>
    <meta:editing-duration>P1DT7H20M36S</meta:editing-duration>
    <meta:editing-cycles>71</meta:editing-cycles>
    <meta:generator>OpenOffice.org/3.3$Unix OpenOffice.org_project/330m20$Build-9567</meta:generator>
    <meta:initial-creator>Laurel Ruhlen</meta:initial-creator>
    <dc:date>2013-02-20T00:30:13</dc:date>
    <dc:creator>Laurel Ruhlen</dc:creator>
    <meta:document-statistic meta:table-count="0" meta:image-count="0" meta:object-count="0" meta:page-count="1" meta:paragraph-count="23" meta:word-count="369" meta:character-count="2119"/>
    <meta:user-defined meta:name="Info 1"/>
    <meta:user-defined meta:name="Info 2"/>
    <meta:user-defined meta:name="Info 3"/>
    <meta:user-defined meta:name="Info 4"/>
    <meta:template xlink:type="simple" xlink:actuate="onRequest" xlink:title="Lab Notebook Entry" xlink:href="../../../../../../Library/Application%20Support/OpenOffice.org/3/user/template/Lab%20Notebook%20Entry1.ott" meta:date="2013-01-18T14:30:02"/>
  </office:meta>
</office:document-meta>
</file>